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1.752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3H30M00S" calcext:value-type="time">
            <text:p>13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4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4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float" office:value="939" calcext:value-type="float">
            <text:p>939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table:formula="of:=[.B4]+[.C4]+[.D4]" office:value-type="float" office:value="1224" calcext:value-type="float">
            <text:p>1224</text:p>
          </table:table-cell>
          <table:table-cell/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1117" calcext:value-type="float">
            <text:p>111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5" calcext:value-type="float">
            <text:p>165</text:p>
          </table:table-cell>
          <table:table-cell table:formula="of:=[.I4]+[.J4]+[.K4]" office:value-type="float" office:value="1454" calcext:value-type="float">
            <text:p>145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float" office:value="908" calcext:value-type="float">
            <text:p>90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18" calcext:value-type="float">
            <text:p>218</text:p>
          </table:table-cell>
          <table:table-cell table:formula="of:=[.B5]+[.C5]+[.D5]" office:value-type="float" office:value="1171" calcext:value-type="float">
            <text:p>117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table:formula="of:=[.I5]+[.J5]+[.K5]" office:value-type="float" office:value="1218" calcext:value-type="float">
            <text:p>121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876" calcext:value-type="float">
            <text:p>876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table:formula="of:=[.B6]+[.C6]+[.D6]" office:value-type="float" office:value="1106" calcext:value-type="float">
            <text:p>1106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  <table:table-cell table:formula="of:=[.I6]+[.J6]+[.K6]" office:value-type="float" office:value="1138" calcext:value-type="float">
            <text:p>11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924" calcext:value-type="float">
            <text:p>924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table:formula="of:=[.B7]+[.C7]+[.D7]" office:value-type="float" office:value="1279" calcext:value-type="float">
            <text:p>127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015" calcext:value-type="float">
            <text:p>1015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table:formula="of:=[.I7]+[.J7]+[.K7]" office:value-type="float" office:value="1327" calcext:value-type="float">
            <text:p>13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float" office:value="841" calcext:value-type="float">
            <text:p>84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table:formula="of:=[.B8]+[.C8]+[.D8]" office:value-type="float" office:value="1101" calcext:value-type="float">
            <text:p>1101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4" calcext:value-type="float">
            <text:p>174</text:p>
          </table:table-cell>
          <table:table-cell table:formula="of:=[.I8]+[.J8]+[.K8]" office:value-type="float" office:value="1108" calcext:value-type="float">
            <text:p>11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746" calcext:value-type="float">
            <text:p>74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table:formula="of:=[.B9]+[.C9]+[.D9]" office:value-type="float" office:value="1119" calcext:value-type="float">
            <text:p>1119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31" calcext:value-type="float">
            <text:p>231</text:p>
          </table:table-cell>
          <table:table-cell table:formula="of:=[.I9]+[.J9]+[.K9]" office:value-type="float" office:value="1116" calcext:value-type="float">
            <text:p>11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910" calcext:value-type="float">
            <text:p>91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87" calcext:value-type="float">
            <text:p>187</text:p>
          </table:table-cell>
          <table:table-cell table:formula="of:=[.B10]+[.C10]+[.D10]" office:value-type="float" office:value="1215" calcext:value-type="float">
            <text:p>121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6" calcext:value-type="float">
            <text:p>176</text:p>
          </table:table-cell>
          <table:table-cell table:formula="of:=[.I10]+[.J10]+[.K10]" office:value-type="float" office:value="1449" calcext:value-type="float">
            <text:p>144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float" office:value="815" calcext:value-type="float">
            <text:p>81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  <table:table-cell table:formula="of:=[.B11]+[.C11]+[.D11]" office:value-type="float" office:value="1055" calcext:value-type="float">
            <text:p>105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table:formula="of:=[.I11]+[.J11]+[.K11]" office:value-type="float" office:value="1224" calcext:value-type="float">
            <text:p>12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float" office:value="839" calcext:value-type="float">
            <text:p>839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table:formula="of:=[.B12]+[.C12]+[.D12]" office:value-type="float" office:value="1183" calcext:value-type="float">
            <text:p>118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table:formula="of:=[.I12]+[.J12]+[.K12]" office:value-type="float" office:value="978" calcext:value-type="float">
            <text:p>9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917" calcext:value-type="float">
            <text:p>91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table:formula="of:=[.B13]+[.C13]+[.D13]" office:value-type="float" office:value="1220" calcext:value-type="float">
            <text:p>122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7" calcext:value-type="float">
            <text:p>197</text:p>
          </table:table-cell>
          <table:table-cell table:formula="of:=[.I13]+[.J13]+[.K13]" office:value-type="float" office:value="816" calcext:value-type="float">
            <text:p>8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888" calcext:value-type="float">
            <text:p>88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formula="of:=[.B14]+[.C14]+[.D14]" office:value-type="float" office:value="1408" calcext:value-type="float">
            <text:p>1408</text:p>
          </table:table-cell>
          <table:table-cell/>
          <table:table-cell office:value-type="float" office:value="11962" calcext:value-type="float">
            <text:p>11962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[.I14]+[.J14]+[.K14]" office:value-type="float" office:value="12765" calcext:value-type="float">
            <text:p>127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table:formula="of:=[.B15]+[.C15]+[.D15]" office:value-type="float" office:value="1218" calcext:value-type="float">
            <text:p>121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957" calcext:value-type="float">
            <text:p>95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table:formula="of:=[.I15]+[.J15]+[.K15]" office:value-type="float" office:value="1272" calcext:value-type="float">
            <text:p>127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941" calcext:value-type="float">
            <text:p>94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formula="of:=[.B16]+[.C16]+[.D16]" office:value-type="float" office:value="1290" calcext:value-type="float">
            <text:p>129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851" calcext:value-type="float">
            <text:p>85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table:formula="of:=[.I16]+[.J16]+[.K16]" office:value-type="float" office:value="1202" calcext:value-type="float">
            <text:p>12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table:formula="of:=[.B17]+[.C17]+[.D17]" office:value-type="float" office:value="731" calcext:value-type="float">
            <text:p>73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675" calcext:value-type="float">
            <text:p>67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table:formula="of:=[.I17]+[.J17]+[.K17]" office:value-type="float" office:value="964" calcext:value-type="float">
            <text:p>9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float" office:value="834" calcext:value-type="float">
            <text:p>83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table:formula="of:=[.B18]+[.C18]+[.D18]" office:value-type="float" office:value="999" calcext:value-type="float">
            <text:p>99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794" calcext:value-type="float">
            <text:p>794</text:p>
          </table:table-cell>
          <table:table-cell office:value-type="float" office:value="1269" calcext:value-type="float">
            <text:p>1269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table:formula="of:=[.I18]+[.J18]+[.K18]" office:value-type="float" office:value="2289" calcext:value-type="float">
            <text:p>22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917" calcext:value-type="float">
            <text:p>91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14" calcext:value-type="float">
            <text:p>214</text:p>
          </table:table-cell>
          <table:table-cell table:formula="of:=[.B19]+[.C19]+[.D19]" office:value-type="float" office:value="1125" calcext:value-type="float">
            <text:p>112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818" calcext:value-type="float">
            <text:p>818</text:p>
          </table:table-cell>
          <table:table-cell office:value-type="float" office:value="1379" calcext:value-type="float">
            <text:p>1379</text:p>
          </table:table-cell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formula="of:=[.I19]+[.J19]+[.K19]" office:value-type="float" office:value="2475" calcext:value-type="float">
            <text:p>247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table:formula="of:=[.B20]+[.C20]+[.D20]" office:value-type="float" office:value="1141" calcext:value-type="float">
            <text:p>11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9" calcext:value-type="float">
            <text:p>239</text:p>
          </table:table-cell>
          <table:table-cell table:formula="of:=[.I20]+[.J20]+[.K20]" office:value-type="float" office:value="1004" calcext:value-type="float">
            <text:p>10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table:formula="of:=[.B21]+[.C21]+[.D21]" office:value-type="float" office:value="1083" calcext:value-type="float">
            <text:p>1083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5" calcext:value-type="float">
            <text:p>185</text:p>
          </table:table-cell>
          <table:table-cell table:formula="of:=[.I21]+[.J21]+[.K21]" office:value-type="float" office:value="1085" calcext:value-type="float">
            <text:p>108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1" calcext:value-type="float">
            <text:p>201</text:p>
          </table:table-cell>
          <table:table-cell table:formula="of:=[.B22]+[.C22]+[.D22]" office:value-type="float" office:value="1115" calcext:value-type="float">
            <text:p>111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  <table:table-cell table:formula="of:=[.I22]+[.J22]+[.K22]" office:value-type="float" office:value="1502" calcext:value-type="float">
            <text:p>15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formula="of:=[.B23]+[.C23]+[.D23]" office:value-type="float" office:value="1246" calcext:value-type="float">
            <text:p>1246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table:formula="of:=[.I23]+[.J23]+[.K23]" office:value-type="float" office:value="1217" calcext:value-type="float">
            <text:p>12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927" calcext:value-type="float">
            <text:p>927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97" calcext:value-type="float">
            <text:p>197</text:p>
          </table:table-cell>
          <table:table-cell table:formula="of:=[.B24]+[.C24]+[.D24]" office:value-type="float" office:value="1167" calcext:value-type="float">
            <text:p>116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08" calcext:value-type="float">
            <text:p>1008</text:p>
          </table:table-cell>
          <table:table-cell office:value-type="float" office:value="1055" calcext:value-type="float">
            <text:p>1055</text:p>
          </table:table-cell>
          <table:table-cell office:value-type="float" office:value="42" calcext:value-type="float">
            <text:p>42</text:p>
          </table:table-cell>
          <table:table-cell office:value-type="float" office:value="204" calcext:value-type="float">
            <text:p>204</text:p>
          </table:table-cell>
          <table:table-cell table:formula="of:=[.I24]+[.J24]+[.K24]" office:value-type="float" office:value="2269" calcext:value-type="float">
            <text:p>22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5" calcext:value-type="float">
            <text:p>205</text:p>
          </table:table-cell>
          <table:table-cell table:formula="of:=[.B25]+[.C25]+[.D25]" office:value-type="float" office:value="1212" calcext:value-type="float">
            <text:p>1212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table:formula="of:=[.I25]+[.J25]+[.K25]" office:value-type="float" office:value="1150" calcext:value-type="float">
            <text:p>11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float" office:value="1028" calcext:value-type="float">
            <text:p>1028</text:p>
          </table:table-cell>
          <table:table-cell office:value-type="float" office:value="735" calcext:value-type="float">
            <text:p>735</text:p>
          </table:table-cell>
          <table:table-cell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table:formula="of:=[.B26]+[.C26]+[.D26]" office:value-type="float" office:value="2017" calcext:value-type="float">
            <text:p>201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table:formula="of:=[.I26]+[.J26]+[.K26]" office:value-type="float" office:value="1049" calcext:value-type="float">
            <text:p>1049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9H30M00S" calcext:value-type="time">
            <text:p>19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4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4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88" calcext:value-type="float">
            <text:p>188</text:p>
          </table:table-cell>
          <table:table-cell table:formula="of:=[.B4]+[.C4]+[.D4]" office:value-type="float" office:value="1404" calcext:value-type="float">
            <text:p>1404</text:p>
          </table:table-cell>
          <table:table-cell/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16" calcext:value-type="float">
            <text:p>216</text:p>
          </table:table-cell>
          <table:table-cell table:formula="of:=[.I4]+[.J4]+[.K4]" office:value-type="float" office:value="898" calcext:value-type="float">
            <text:p>8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9" calcext:value-type="float">
            <text:p>179</text:p>
          </table:table-cell>
          <table:table-cell table:formula="of:=[.B5]+[.C5]+[.D5]" office:value-type="float" office:value="1211" calcext:value-type="float">
            <text:p>121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989" calcext:value-type="float">
            <text:p>98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table:formula="of:=[.I5]+[.J5]+[.K5]" office:value-type="float" office:value="1332" calcext:value-type="float">
            <text:p>13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1" calcext:value-type="float">
            <text:p>181</text:p>
          </table:table-cell>
          <table:table-cell table:formula="of:=[.B6]+[.C6]+[.D6]" office:value-type="float" office:value="1241" calcext:value-type="float">
            <text:p>124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924" calcext:value-type="float">
            <text:p>924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72" calcext:value-type="float">
            <text:p>172</text:p>
          </table:table-cell>
          <table:table-cell table:formula="of:=[.I6]+[.J6]+[.K6]" office:value-type="float" office:value="1250" calcext:value-type="float">
            <text:p>12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table:formula="of:=[.B7]+[.C7]+[.D7]" office:value-type="float" office:value="1323" calcext:value-type="float">
            <text:p>132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895" calcext:value-type="float">
            <text:p>89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table:formula="of:=[.I7]+[.J7]+[.K7]" office:value-type="float" office:value="1242" calcext:value-type="float">
            <text:p>12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table:formula="of:=[.B8]+[.C8]+[.D8]" office:value-type="float" office:value="804" calcext:value-type="float">
            <text:p>804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193" calcext:value-type="float">
            <text:p>1193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45" calcext:value-type="float">
            <text:p>145</text:p>
          </table:table-cell>
          <table:table-cell table:formula="of:=[.I8]+[.J8]+[.K8]" office:value-type="float" office:value="1561" calcext:value-type="float">
            <text:p>15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formula="of:=[.B9]+[.C9]+[.D9]" office:value-type="float" office:value="1207" calcext:value-type="float">
            <text:p>120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  <table:table-cell table:formula="of:=[.I9]+[.J9]+[.K9]" office:value-type="float" office:value="1244" calcext:value-type="float">
            <text:p>12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table:formula="of:=[.B10]+[.C10]+[.D10]" office:value-type="float" office:value="1219" calcext:value-type="float">
            <text:p>1219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table:formula="of:=[.I10]+[.J10]+[.K10]" office:value-type="float" office:value="1215" calcext:value-type="float">
            <text:p>12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table:formula="of:=[.B11]+[.C11]+[.D11]" office:value-type="float" office:value="1250" calcext:value-type="float">
            <text:p>125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8" calcext:value-type="float">
            <text:p>178</text:p>
          </table:table-cell>
          <table:table-cell table:formula="of:=[.I11]+[.J11]+[.K11]" office:value-type="float" office:value="1213" calcext:value-type="float">
            <text:p>12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table:formula="of:=[.B12]+[.C12]+[.D12]" office:value-type="float" office:value="1513" calcext:value-type="float">
            <text:p>151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[.I12]+[.J12]+[.K12]" office:value-type="float" office:value="1531" calcext:value-type="float">
            <text:p>15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table:formula="of:=[.B13]+[.C13]+[.D13]" office:value-type="float" office:value="1210" calcext:value-type="float">
            <text:p>121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  <table:table-cell table:formula="of:=[.I13]+[.J13]+[.K13]" office:value-type="float" office:value="1150" calcext:value-type="float">
            <text:p>11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4" calcext:value-type="float">
            <text:p>194</text:p>
          </table:table-cell>
          <table:table-cell table:formula="of:=[.B14]+[.C14]+[.D14]" office:value-type="float" office:value="1214" calcext:value-type="float">
            <text:p>121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1" calcext:value-type="float">
            <text:p>251</text:p>
          </table:table-cell>
          <table:table-cell table:formula="of:=[.I14]+[.J14]+[.K14]" office:value-type="float" office:value="1105" calcext:value-type="float">
            <text:p>11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table:formula="of:=[.B15]+[.C15]+[.D15]" office:value-type="float" office:value="1210" calcext:value-type="float">
            <text:p>1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965" calcext:value-type="float">
            <text:p>965</text:p>
          </table:table-cell>
          <table:table-cell office:value-type="float" office:value="843" calcext:value-type="float">
            <text:p>843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table:formula="of:=[.I15]+[.J15]+[.K15]" office:value-type="float" office:value="2102" calcext:value-type="float">
            <text:p>21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table:formula="of:=[.B16]+[.C16]+[.D16]" office:value-type="float" office:value="1204" calcext:value-type="float">
            <text:p>120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4" calcext:value-type="float">
            <text:p>174</text:p>
          </table:table-cell>
          <table:table-cell table:formula="of:=[.I16]+[.J16]+[.K16]" office:value-type="float" office:value="1032" calcext:value-type="float">
            <text:p>10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table:formula="of:=[.B17]+[.C17]+[.D17]" office:value-type="float" office:value="1539" calcext:value-type="float">
            <text:p>1539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table:formula="of:=[.I17]+[.J17]+[.K17]" office:value-type="float" office:value="1329" calcext:value-type="float">
            <text:p>13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table:formula="of:=[.B18]+[.C18]+[.D18]" office:value-type="float" office:value="1217" calcext:value-type="float">
            <text:p>1217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  <table:table-cell table:formula="of:=[.I18]+[.J18]+[.K18]" office:value-type="float" office:value="1214" calcext:value-type="float">
            <text:p>12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table:formula="of:=[.B19]+[.C19]+[.D19]" office:value-type="float" office:value="1207" calcext:value-type="float">
            <text:p>120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table:formula="of:=[.I19]+[.J19]+[.K19]" office:value-type="float" office:value="1228" calcext:value-type="float">
            <text:p>12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2" calcext:value-type="float">
            <text:p>182</text:p>
          </table:table-cell>
          <table:table-cell table:formula="of:=[.B20]+[.C20]+[.D20]" office:value-type="float" office:value="1027" calcext:value-type="float">
            <text:p>102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3" calcext:value-type="float">
            <text:p>153</text:p>
          </table:table-cell>
          <table:table-cell table:formula="of:=[.I20]+[.J20]+[.K20]" office:value-type="float" office:value="1214" calcext:value-type="float">
            <text:p>12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table:formula="of:=[.B21]+[.C21]+[.D21]" office:value-type="float" office:value="770" calcext:value-type="float">
            <text:p>77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table:formula="of:=[.I21]+[.J21]+[.K21]" office:value-type="float" office:value="1181" calcext:value-type="float">
            <text:p>11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8" calcext:value-type="float">
            <text:p>168</text:p>
          </table:table-cell>
          <table:table-cell table:formula="of:=[.B22]+[.C22]+[.D22]" office:value-type="float" office:value="919" calcext:value-type="float">
            <text:p>919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table:formula="of:=[.I22]+[.J22]+[.K22]" office:value-type="float" office:value="1238" calcext:value-type="float">
            <text:p>12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formula="of:=[.B23]+[.C23]+[.D23]" office:value-type="float" office:value="1517" calcext:value-type="float">
            <text:p>151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  <table:table-cell table:formula="of:=[.I23]+[.J23]+[.K23]" office:value-type="float" office:value="1158" calcext:value-type="float">
            <text:p>11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 table:formula="of:=[.B24]+[.C24]+[.D24]" office:value-type="float" office:value="1225" calcext:value-type="float">
            <text:p>122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table:formula="of:=[.I24]+[.J24]+[.K24]" office:value-type="float" office:value="1192" calcext:value-type="float">
            <text:p>119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table:formula="of:=[.B25]+[.C25]+[.D25]" office:value-type="float" office:value="1224" calcext:value-type="float">
            <text:p>1224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934" calcext:value-type="float">
            <text:p>934</text:p>
          </table:table-cell>
          <table:table-cell office:value-type="float" office:value="720" calcext:value-type="float">
            <text:p>720</text:p>
          </table:table-cell>
          <table:table-cell office:value-type="float" office:value="46" calcext:value-type="float">
            <text:p>46</text:p>
          </table:table-cell>
          <table:table-cell office:value-type="float" office:value="155" calcext:value-type="float">
            <text:p>155</text:p>
          </table:table-cell>
          <table:table-cell table:formula="of:=[.I25]+[.J25]+[.K25]" office:value-type="float" office:value="1950" calcext:value-type="float">
            <text:p>19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table:formula="of:=[.B26]+[.C26]+[.D26]" office:value-type="float" office:value="888" calcext:value-type="float">
            <text:p>8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float" office:value="982" calcext:value-type="float">
            <text:p>982</text:p>
          </table:table-cell>
          <table:table-cell office:value-type="float" office:value="644" calcext:value-type="float">
            <text:p>644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table:formula="of:=[.B27]+[.C27]+[.D27]" office:value-type="float" office:value="1859" calcext:value-type="float">
            <text:p>185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0H00M00S" calcext:value-type="time">
            <text:p>1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4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4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1046" calcext:value-type="float">
            <text:p>1046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table:formula="of:=[.B4]+[.C4]+[.D4]" office:value-type="float" office:value="1443" calcext:value-type="float">
            <text:p>1443</text:p>
          </table:table-cell>
          <table:table-cell/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15" calcext:value-type="float">
            <text:p>115</text:p>
          </table:table-cell>
          <table:table-cell table:formula="of:=[.I4]+[.J4]+[.K4]" office:value-type="float" office:value="1479" calcext:value-type="float">
            <text:p>14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926" calcext:value-type="float">
            <text:p>92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table:formula="of:=[.B5]+[.C5]+[.D5]" office:value-type="float" office:value="1237" calcext:value-type="float">
            <text:p>1237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934" calcext:value-type="float">
            <text:p>93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39" calcext:value-type="float">
            <text:p>139</text:p>
          </table:table-cell>
          <table:table-cell table:formula="of:=[.I5]+[.J5]+[.K5]" office:value-type="float" office:value="1326" calcext:value-type="float">
            <text:p>13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886" calcext:value-type="float">
            <text:p>886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table:formula="of:=[.B6]+[.C6]+[.D6]" office:value-type="float" office:value="1249" calcext:value-type="float">
            <text:p>1249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025" calcext:value-type="float">
            <text:p>102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formula="of:=[.I6]+[.J6]+[.K6]" office:value-type="float" office:value="1441" calcext:value-type="float">
            <text:p>144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683" calcext:value-type="float">
            <text:p>683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table:formula="of:=[.B7]+[.C7]+[.D7]" office:value-type="float" office:value="1082" calcext:value-type="float">
            <text:p>108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5" calcext:value-type="float">
            <text:p>145</text:p>
          </table:table-cell>
          <table:table-cell table:formula="of:=[.I7]+[.J7]+[.K7]" office:value-type="float" office:value="1547" calcext:value-type="float">
            <text:p>15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table:formula="of:=[.B8]+[.C8]+[.D8]" office:value-type="float" office:value="1401" calcext:value-type="float">
            <text:p>140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formula="of:=[.I8]+[.J8]+[.K8]" office:value-type="float" office:value="1228" calcext:value-type="float">
            <text:p>12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1195" calcext:value-type="float">
            <text:p>1195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table:formula="of:=[.B9]+[.C9]+[.D9]" office:value-type="float" office:value="1575" calcext:value-type="float">
            <text:p>1575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table:formula="of:=[.I9]+[.J9]+[.K9]" office:value-type="float" office:value="1217" calcext:value-type="float">
            <text:p>12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57" calcext:value-type="float">
            <text:p>157</text:p>
          </table:table-cell>
          <table:table-cell table:formula="of:=[.B10]+[.C10]+[.D10]" office:value-type="float" office:value="1243" calcext:value-type="float">
            <text:p>124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table:formula="of:=[.I10]+[.J10]+[.K10]" office:value-type="float" office:value="1561" calcext:value-type="float">
            <text:p>156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894" calcext:value-type="float">
            <text:p>89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table:formula="of:=[.B11]+[.C11]+[.D11]" office:value-type="float" office:value="1252" calcext:value-type="float">
            <text:p>125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I11]+[.J11]+[.K11]" office:value-type="float" office:value="1532" calcext:value-type="float">
            <text:p>15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810" calcext:value-type="float">
            <text:p>810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table:formula="of:=[.B12]+[.C12]+[.D12]" office:value-type="float" office:value="1249" calcext:value-type="float">
            <text:p>1249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table:formula="of:=[.I12]+[.J12]+[.K12]" office:value-type="float" office:value="1226" calcext:value-type="float">
            <text:p>12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863" calcext:value-type="float">
            <text:p>86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45" calcext:value-type="float">
            <text:p>145</text:p>
          </table:table-cell>
          <table:table-cell table:formula="of:=[.B13]+[.C13]+[.D13]" office:value-type="float" office:value="1255" calcext:value-type="float">
            <text:p>125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table:formula="of:=[.I13]+[.J13]+[.K13]" office:value-type="float" office:value="1225" calcext:value-type="float">
            <text:p>12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float" office:value="965" calcext:value-type="float">
            <text:p>96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table:formula="of:=[.B14]+[.C14]+[.D14]" office:value-type="float" office:value="1233" calcext:value-type="float">
            <text:p>1233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I14]+[.J14]+[.K14]" office:value-type="float" office:value="1213" calcext:value-type="float">
            <text:p>12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15]+[.C15]+[.D15]" office:value-type="float" office:value="1251" calcext:value-type="float">
            <text:p>125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table:formula="of:=[.I15]+[.J15]+[.K15]" office:value-type="float" office:value="1210" calcext:value-type="float">
            <text:p>121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float" office:value="1242" calcext:value-type="float">
            <text:p>124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table:formula="of:=[.B16]+[.C16]+[.D16]" office:value-type="float" office:value="1580" calcext:value-type="float">
            <text:p>158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8" calcext:value-type="float">
            <text:p>158</text:p>
          </table:table-cell>
          <table:table-cell table:formula="of:=[.I16]+[.J16]+[.K16]" office:value-type="float" office:value="891" calcext:value-type="float">
            <text:p>89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float" office:value="1214" calcext:value-type="float">
            <text:p>12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table:formula="of:=[.B17]+[.C17]+[.D17]" office:value-type="float" office:value="1552" calcext:value-type="float">
            <text:p>1552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table:formula="of:=[.I17]+[.J17]+[.K17]" office:value-type="float" office:value="1232" calcext:value-type="float">
            <text:p>12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976" calcext:value-type="float">
            <text:p>97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table:formula="of:=[.B18]+[.C18]+[.D18]" office:value-type="float" office:value="1235" calcext:value-type="float">
            <text:p>123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table:formula="of:=[.I18]+[.J18]+[.K18]" office:value-type="float" office:value="1195" calcext:value-type="float">
            <text:p>11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float" office:value="952" calcext:value-type="float">
            <text:p>95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56" calcext:value-type="float">
            <text:p>156</text:p>
          </table:table-cell>
          <table:table-cell table:formula="of:=[.B19]+[.C19]+[.D19]" office:value-type="float" office:value="1237" calcext:value-type="float">
            <text:p>1237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table:formula="of:=[.I19]+[.J19]+[.K19]" office:value-type="float" office:value="1227" calcext:value-type="float">
            <text:p>12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851" calcext:value-type="float">
            <text:p>851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table:formula="of:=[.B20]+[.C20]+[.D20]" office:value-type="float" office:value="1217" calcext:value-type="float">
            <text:p>1217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table:formula="of:=[.I20]+[.J20]+[.K20]" office:value-type="float" office:value="1205" calcext:value-type="float">
            <text:p>12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921" calcext:value-type="float">
            <text:p>92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table:formula="of:=[.B21]+[.C21]+[.D21]" office:value-type="float" office:value="1280" calcext:value-type="float">
            <text:p>1280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table:formula="of:=[.I21]+[.J21]+[.K21]" office:value-type="float" office:value="1203" calcext:value-type="float">
            <text:p>12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1216" calcext:value-type="float">
            <text:p>1216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table:formula="of:=[.B22]+[.C22]+[.D22]" office:value-type="float" office:value="1556" calcext:value-type="float">
            <text:p>1556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table:formula="of:=[.I22]+[.J22]+[.K22]" office:value-type="float" office:value="1215" calcext:value-type="float">
            <text:p>12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1185" calcext:value-type="float">
            <text:p>118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table:formula="of:=[.B23]+[.C23]+[.D23]" office:value-type="float" office:value="1530" calcext:value-type="float">
            <text:p>153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table:formula="of:=[.I23]+[.J23]+[.K23]" office:value-type="float" office:value="1224" calcext:value-type="float">
            <text:p>12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float" office:value="844" calcext:value-type="float">
            <text:p>844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formula="of:=[.B24]+[.C24]+[.D24]" office:value-type="float" office:value="1225" calcext:value-type="float">
            <text:p>1225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4" calcext:value-type="float">
            <text:p>194</text:p>
          </table:table-cell>
          <table:table-cell table:formula="of:=[.I24]+[.J24]+[.K24]" office:value-type="float" office:value="1216" calcext:value-type="float">
            <text:p>12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860" calcext:value-type="float">
            <text:p>86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table:formula="of:=[.B25]+[.C25]+[.D25]" office:value-type="float" office:value="1262" calcext:value-type="float">
            <text:p>12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table:formula="of:=[.I25]+[.J25]+[.K25]" office:value-type="float" office:value="911" calcext:value-type="float">
            <text:p>9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float" office:value="726" calcext:value-type="float">
            <text:p>726</text:p>
          </table:table-cell>
          <table:table-cell office:value-type="float" office:value="787" calcext:value-type="float">
            <text:p>787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table:formula="of:=[.B26]+[.C26]+[.D26]" office:value-type="float" office:value="1856" calcext:value-type="float">
            <text:p>185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formula="of:=[.I26]+[.J26]+[.K26]" office:value-type="float" office:value="1184" calcext:value-type="float">
            <text:p>11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float" office:value="926" calcext:value-type="float">
            <text:p>92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table:formula="of:=[.B27]+[.C27]+[.D27]" office:value-type="float" office:value="1260" calcext:value-type="float">
            <text:p>126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7" calcext:value-type="float">
            <text:p>137</text:p>
          </table:table-cell>
          <table:table-cell table:formula="of:=[.I27]+[.J27]+[.K27]" office:value-type="float" office:value="933" calcext:value-type="float">
            <text:p>933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317" calcext:value-type="float">
            <text:p>317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table:formula="of:=[.I28]+[.J28]+[.K28]" office:value-type="float" office:value="1228" calcext:value-type="float">
            <text:p>1228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7H00M00S" calcext:value-type="time">
            <text:p>07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4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4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833" calcext:value-type="float">
            <text:p>83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table:formula="of:=[.B4]+[.C4]+[.D4]" office:value-type="float" office:value="1216" calcext:value-type="float">
            <text:p>1216</text:p>
          </table:table-cell>
          <table:table-cell/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892" calcext:value-type="float">
            <text:p>89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25" calcext:value-type="float">
            <text:p>125</text:p>
          </table:table-cell>
          <table:table-cell table:formula="of:=[.I4]+[.J4]+[.K4]" office:value-type="float" office:value="1325" calcext:value-type="float">
            <text:p>13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float" office:value="858" calcext:value-type="float">
            <text:p>858</text:p>
          </table:table-cell>
          <table:table-cell office:value-type="float" office:value="1034" calcext:value-type="float">
            <text:p>1034</text:p>
          </table:table-cell>
          <table:table-cell office:value-type="float" office:value="51" calcext:value-type="float">
            <text:p>51</text:p>
          </table:table-cell>
          <table:table-cell office:value-type="float" office:value="189" calcext:value-type="float">
            <text:p>189</text:p>
          </table:table-cell>
          <table:table-cell table:formula="of:=[.B5]+[.C5]+[.D5]" office:value-type="float" office:value="2161" calcext:value-type="float">
            <text:p>216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table:formula="of:=[.I5]+[.J5]+[.K5]" office:value-type="float" office:value="1294" calcext:value-type="float">
            <text:p>12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formula="of:=[.B6]+[.C6]+[.D6]" office:value-type="float" office:value="1179" calcext:value-type="float">
            <text:p>1179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082" calcext:value-type="float">
            <text:p>108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table:formula="of:=[.I6]+[.J6]+[.K6]" office:value-type="float" office:value="1515" calcext:value-type="float">
            <text:p>15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882" calcext:value-type="float">
            <text:p>88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table:formula="of:=[.B7]+[.C7]+[.D7]" office:value-type="float" office:value="1244" calcext:value-type="float">
            <text:p>1244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table:formula="of:=[.I7]+[.J7]+[.K7]" office:value-type="float" office:value="1539" calcext:value-type="float">
            <text:p>15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table:formula="of:=[.B8]+[.C8]+[.D8]" office:value-type="float" office:value="1209" calcext:value-type="float">
            <text:p>1209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formula="of:=[.I8]+[.J8]+[.K8]" office:value-type="float" office:value="1208" calcext:value-type="float">
            <text:p>12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formula="of:=[.B9]+[.C9]+[.D9]" office:value-type="float" office:value="1540" calcext:value-type="float">
            <text:p>154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143" calcext:value-type="float">
            <text:p>1143</text:p>
          </table:table-cell>
          <table:table-cell office:value-type="float" office:value="950" calcext:value-type="float">
            <text:p>950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table:formula="of:=[.I9]+[.J9]+[.K9]" office:value-type="float" office:value="2477" calcext:value-type="float">
            <text:p>24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8" calcext:value-type="float">
            <text:p>148</text:p>
          </table:table-cell>
          <table:table-cell table:formula="of:=[.B10]+[.C10]+[.D10]" office:value-type="float" office:value="1230" calcext:value-type="float">
            <text:p>123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table:formula="of:=[.I10]+[.J10]+[.K10]" office:value-type="float" office:value="1231" calcext:value-type="float">
            <text:p>12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B11]+[.C11]+[.D11]" office:value-type="float" office:value="1556" calcext:value-type="float">
            <text:p>1556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table:formula="of:=[.I11]+[.J11]+[.K11]" office:value-type="float" office:value="1206" calcext:value-type="float">
            <text:p>12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table:formula="of:=[.B12]+[.C12]+[.D12]" office:value-type="float" office:value="1214" calcext:value-type="float">
            <text:p>1214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formula="of:=[.I12]+[.J12]+[.K12]" office:value-type="float" office:value="1228" calcext:value-type="float">
            <text:p>12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table:formula="of:=[.B13]+[.C13]+[.D13]" office:value-type="float" office:value="902" calcext:value-type="float">
            <text:p>90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2" calcext:value-type="float">
            <text:p>132</text:p>
          </table:table-cell>
          <table:table-cell table:formula="of:=[.I13]+[.J13]+[.K13]" office:value-type="float" office:value="1260" calcext:value-type="float">
            <text:p>12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table:formula="of:=[.B14]+[.C14]+[.D14]" office:value-type="float" office:value="1199" calcext:value-type="float">
            <text:p>1199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formula="of:=[.I14]+[.J14]+[.K14]" office:value-type="float" office:value="1495" calcext:value-type="float">
            <text:p>14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  <table:table-cell table:formula="of:=[.B15]+[.C15]+[.D15]" office:value-type="float" office:value="1237" calcext:value-type="float">
            <text:p>123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table:formula="of:=[.I15]+[.J15]+[.K15]" office:value-type="float" office:value="1242" calcext:value-type="float">
            <text:p>12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table:formula="of:=[.B16]+[.C16]+[.D16]" office:value-type="float" office:value="1432" calcext:value-type="float">
            <text:p>1432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table:formula="of:=[.I16]+[.J16]+[.K16]" office:value-type="float" office:value="1214" calcext:value-type="float">
            <text:p>12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formula="of:=[.B17]+[.C17]+[.D17]" office:value-type="float" office:value="1233" calcext:value-type="float">
            <text:p>123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table:formula="of:=[.I17]+[.J17]+[.K17]" office:value-type="float" office:value="1225" calcext:value-type="float">
            <text:p>12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formula="of:=[.B18]+[.C18]+[.D18]" office:value-type="float" office:value="1201" calcext:value-type="float">
            <text:p>120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[.I18]+[.J18]+[.K18]" office:value-type="float" office:value="1544" calcext:value-type="float">
            <text:p>15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table:formula="of:=[.B19]+[.C19]+[.D19]" office:value-type="float" office:value="1206" calcext:value-type="float">
            <text:p>1206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table:formula="of:=[.I19]+[.J19]+[.K19]" office:value-type="float" office:value="1530" calcext:value-type="float">
            <text:p>15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  <table:table-cell table:formula="of:=[.B20]+[.C20]+[.D20]" office:value-type="float" office:value="1229" calcext:value-type="float">
            <text:p>122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formula="of:=[.I20]+[.J20]+[.K20]" office:value-type="float" office:value="895" calcext:value-type="float">
            <text:p>8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formula="of:=[.B21]+[.C21]+[.D21]" office:value-type="float" office:value="1527" calcext:value-type="float">
            <text:p>152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6" calcext:value-type="float">
            <text:p>146</text:p>
          </table:table-cell>
          <table:table-cell table:formula="of:=[.I21]+[.J21]+[.K21]" office:value-type="float" office:value="1214" calcext:value-type="float">
            <text:p>12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table:formula="of:=[.B22]+[.C22]+[.D22]" office:value-type="float" office:value="1552" calcext:value-type="float">
            <text:p>155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formula="of:=[.I22]+[.J22]+[.K22]" office:value-type="float" office:value="1233" calcext:value-type="float">
            <text:p>12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6" calcext:value-type="float">
            <text:p>366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table:formula="of:=[.B23]+[.C23]+[.D23]" office:value-type="float" office:value="1568" calcext:value-type="float">
            <text:p>156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516" calcext:value-type="float">
            <text:p>51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table:formula="of:=[.I23]+[.J23]+[.K23]" office:value-type="float" office:value="832" calcext:value-type="float">
            <text:p>8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1" calcext:value-type="float">
            <text:p>151</text:p>
          </table:table-cell>
          <table:table-cell table:formula="of:=[.B24]+[.C24]+[.D24]" office:value-type="float" office:value="1195" calcext:value-type="float">
            <text:p>119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4" calcext:value-type="float">
            <text:p>96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table:formula="of:=[.I24]+[.J24]+[.K24]" office:value-type="float" office:value="1339" calcext:value-type="float">
            <text:p>13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formula="of:=[.B25]+[.C25]+[.D25]" office:value-type="float" office:value="1527" calcext:value-type="float">
            <text:p>1527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8" calcext:value-type="float">
            <text:p>117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table:formula="of:=[.I25]+[.J25]+[.K25]" office:value-type="float" office:value="1560" calcext:value-type="float">
            <text:p>15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table:formula="of:=[.B26]+[.C26]+[.D26]" office:value-type="float" office:value="1242" calcext:value-type="float">
            <text:p>124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921" calcext:value-type="float">
            <text:p>92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formula="of:=[.I26]+[.J26]+[.K26]" office:value-type="float" office:value="1244" calcext:value-type="float">
            <text:p>12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table:formula="of:=[.B27]+[.C27]+[.D27]" office:value-type="float" office:value="1488" calcext:value-type="float">
            <text:p>148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formula="of:=[.I27]+[.J27]+[.K27]" office:value-type="float" office:value="1261" calcext:value-type="float">
            <text:p>1261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0H00M00S" calcext:value-type="time">
            <text:p>0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4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4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table:formula="of:=[.B4]+[.C4]+[.D4]" office:value-type="float" office:value="1358" calcext:value-type="float">
            <text:p>1358</text:p>
          </table:table-cell>
          <table:table-cell/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986" calcext:value-type="float">
            <text:p>98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93" calcext:value-type="float">
            <text:p>193</text:p>
          </table:table-cell>
          <table:table-cell table:formula="of:=[.I4]+[.J4]+[.K4]" office:value-type="float" office:value="1279" calcext:value-type="float">
            <text:p>12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table:formula="of:=[.B5]+[.C5]+[.D5]" office:value-type="float" office:value="1217" calcext:value-type="float">
            <text:p>1217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table:formula="of:=[.I5]+[.J5]+[.K5]" office:value-type="float" office:value="1219" calcext:value-type="float">
            <text:p>12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table:formula="of:=[.B6]+[.C6]+[.D6]" office:value-type="float" office:value="1319" calcext:value-type="float">
            <text:p>131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table:formula="of:=[.I6]+[.J6]+[.K6]" office:value-type="float" office:value="1529" calcext:value-type="float">
            <text:p>15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1038" calcext:value-type="float">
            <text:p>103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table:formula="of:=[.B7]+[.C7]+[.D7]" office:value-type="float" office:value="1485" calcext:value-type="float">
            <text:p>1485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8" calcext:value-type="float">
            <text:p>158</text:p>
          </table:table-cell>
          <table:table-cell table:formula="of:=[.I7]+[.J7]+[.K7]" office:value-type="float" office:value="1223" calcext:value-type="float">
            <text:p>12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table:formula="of:=[.B8]+[.C8]+[.D8]" office:value-type="float" office:value="1536" calcext:value-type="float">
            <text:p>153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915" calcext:value-type="float">
            <text:p>91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66" calcext:value-type="float">
            <text:p>166</text:p>
          </table:table-cell>
          <table:table-cell table:formula="of:=[.I8]+[.J8]+[.K8]" office:value-type="float" office:value="1231" calcext:value-type="float">
            <text:p>12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table:formula="of:=[.B9]+[.C9]+[.D9]" office:value-type="float" office:value="1208" calcext:value-type="float">
            <text:p>120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table:formula="of:=[.I9]+[.J9]+[.K9]" office:value-type="float" office:value="1027" calcext:value-type="float">
            <text:p>10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1120" calcext:value-type="float">
            <text:p>112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table:formula="of:=[.B10]+[.C10]+[.D10]" office:value-type="float" office:value="1570" calcext:value-type="float">
            <text:p>157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table:formula="of:=[.I10]+[.J10]+[.K10]" office:value-type="float" office:value="1432" calcext:value-type="float">
            <text:p>14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table:formula="of:=[.B11]+[.C11]+[.D11]" office:value-type="float" office:value="1222" calcext:value-type="float">
            <text:p>1222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178" calcext:value-type="float">
            <text:p>117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formula="of:=[.I11]+[.J11]+[.K11]" office:value-type="float" office:value="3058" calcext:value-type="float">
            <text:p>305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table:formula="of:=[.B12]+[.C12]+[.D12]" office:value-type="float" office:value="1538" calcext:value-type="float">
            <text:p>1538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formula="of:=[.I12]+[.J12]+[.K12]" office:value-type="float" office:value="1508" calcext:value-type="float">
            <text:p>15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table:formula="of:=[.B13]+[.C13]+[.D13]" office:value-type="float" office:value="1182" calcext:value-type="float">
            <text:p>118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table:formula="of:=[.I13]+[.J13]+[.K13]" office:value-type="float" office:value="1542" calcext:value-type="float">
            <text:p>154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1313" calcext:value-type="float">
            <text:p>131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formula="of:=[.B14]+[.C14]+[.D14]" office:value-type="float" office:value="2550" calcext:value-type="float">
            <text:p>25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33" calcext:value-type="float">
            <text:p>933</text:p>
          </table:table-cell>
          <table:table-cell office:value-type="float" office:value="1358" calcext:value-type="float">
            <text:p>1358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table:formula="of:=[.I14]+[.J14]+[.K14]" office:value-type="float" office:value="2591" calcext:value-type="float">
            <text:p>259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45" calcext:value-type="float">
            <text:p>1245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5]+[.C15]+[.D15]" office:value-type="float" office:value="2222" calcext:value-type="float">
            <text:p>2222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table:formula="of:=[.I15]+[.J15]+[.K15]" office:value-type="float" office:value="1460" calcext:value-type="float">
            <text:p>14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2" calcext:value-type="float">
            <text:p>462</text:p>
          </table:table-cell>
          <table:table-cell office:value-type="float" office:value="914" calcext:value-type="float">
            <text:p>914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formula="of:=[.B16]+[.C16]+[.D16]" office:value-type="float" office:value="1491" calcext:value-type="float">
            <text:p>1491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formula="of:=[.I16]+[.J16]+[.K16]" office:value-type="float" office:value="1284" calcext:value-type="float">
            <text:p>12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1035" calcext:value-type="float">
            <text:p>103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formula="of:=[.B17]+[.C17]+[.D17]" office:value-type="float" office:value="1388" calcext:value-type="float">
            <text:p>1388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I17]+[.J17]+[.K17]" office:value-type="float" office:value="1176" calcext:value-type="float">
            <text:p>11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947" calcext:value-type="float">
            <text:p>947</text:p>
          </table:table-cell>
          <table:table-cell office:value-type="float" office:value="1462" calcext:value-type="float">
            <text:p>1462</text:p>
          </table:table-cell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table:formula="of:=[.B18]+[.C18]+[.D18]" office:value-type="float" office:value="2682" calcext:value-type="float">
            <text:p>2682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029" calcext:value-type="float">
            <text:p>1029</text:p>
          </table:table-cell>
          <table:table-cell office:value-type="float" office:value="1192" calcext:value-type="float">
            <text:p>1192</text:p>
          </table:table-cell>
          <table:table-cell office:value-type="float" office:value="41" calcext:value-type="float">
            <text:p>41</text:p>
          </table:table-cell>
          <table:table-cell office:value-type="float" office:value="149" calcext:value-type="float">
            <text:p>149</text:p>
          </table:table-cell>
          <table:table-cell table:formula="of:=[.I18]+[.J18]+[.K18]" office:value-type="float" office:value="2498" calcext:value-type="float">
            <text:p>24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table:formula="of:=[.B19]+[.C19]+[.D19]" office:value-type="float" office:value="1218" calcext:value-type="float">
            <text:p>121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formula="of:=[.I19]+[.J19]+[.K19]" office:value-type="float" office:value="1213" calcext:value-type="float">
            <text:p>121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table:formula="of:=[.B20]+[.C20]+[.D20]" office:value-type="float" office:value="1209" calcext:value-type="float">
            <text:p>1209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table:formula="of:=[.I20]+[.J20]+[.K20]" office:value-type="float" office:value="906" calcext:value-type="float">
            <text:p>9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table:formula="of:=[.B21]+[.C21]+[.D21]" office:value-type="float" office:value="1217" calcext:value-type="float">
            <text:p>1217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formula="of:=[.I21]+[.J21]+[.K21]" office:value-type="float" office:value="1226" calcext:value-type="float">
            <text:p>122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table:formula="of:=[.B22]+[.C22]+[.D22]" office:value-type="float" office:value="903" calcext:value-type="float">
            <text:p>903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table:formula="of:=[.I22]+[.J22]+[.K22]" office:value-type="float" office:value="1217" calcext:value-type="float">
            <text:p>121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2" calcext:value-type="float">
            <text:p>162</text:p>
          </table:table-cell>
          <table:table-cell table:formula="of:=[.B23]+[.C23]+[.D23]" office:value-type="float" office:value="1219" calcext:value-type="float">
            <text:p>12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formula="of:=[.I23]+[.J23]+[.K23]" office:value-type="float" office:value="1219" calcext:value-type="float">
            <text:p>12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table:formula="of:=[.B24]+[.C24]+[.D24]" office:value-type="float" office:value="1223" calcext:value-type="float">
            <text:p>1223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table:formula="of:=[.I24]+[.J24]+[.K24]" office:value-type="float" office:value="1224" calcext:value-type="float">
            <text:p>12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4" calcext:value-type="float">
            <text:p>164</text:p>
          </table:table-cell>
          <table:table-cell table:formula="of:=[.B25]+[.C25]+[.D25]" office:value-type="float" office:value="1224" calcext:value-type="float">
            <text:p>122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1" calcext:value-type="float">
            <text:p>171</text:p>
          </table:table-cell>
          <table:table-cell table:formula="of:=[.I25]+[.J25]+[.K25]" office:value-type="float" office:value="1222" calcext:value-type="float">
            <text:p>12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table:formula="of:=[.B26]+[.C26]+[.D26]" office:value-type="float" office:value="1216" calcext:value-type="float">
            <text:p>12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  <table:table-cell table:formula="of:=[.I26]+[.J26]+[.K26]" office:value-type="float" office:value="1144" calcext:value-type="float">
            <text:p>114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table:formula="of:=[.B27]+[.C27]+[.D27]" office:value-type="float" office:value="1239" calcext:value-type="float">
            <text:p>123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6H30M00S" calcext:value-type="time">
            <text:p>16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4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4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958" calcext:value-type="float">
            <text:p>958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table:formula="of:=[.B4]+[.C4]+[.D4]" office:value-type="float" office:value="1301" calcext:value-type="float">
            <text:p>1301</text:p>
          </table:table-cell>
          <table:table-cell/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913" calcext:value-type="float">
            <text:p>91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50" calcext:value-type="float">
            <text:p>150</text:p>
          </table:table-cell>
          <table:table-cell table:formula="of:=[.I4]+[.J4]+[.K4]" office:value-type="float" office:value="1277" calcext:value-type="float">
            <text:p>12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float" office:value="874" calcext:value-type="float">
            <text:p>874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table:formula="of:=[.B5]+[.C5]+[.D5]" office:value-type="float" office:value="1227" calcext:value-type="float">
            <text:p>1227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881" calcext:value-type="float">
            <text:p>88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table:formula="of:=[.I5]+[.J5]+[.K5]" office:value-type="float" office:value="1262" calcext:value-type="float">
            <text:p>12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893" calcext:value-type="float">
            <text:p>89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  <table:table-cell table:formula="of:=[.B6]+[.C6]+[.D6]" office:value-type="float" office:value="1252" calcext:value-type="float">
            <text:p>125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 table:formula="of:=[.I6]+[.J6]+[.K6]" office:value-type="float" office:value="1225" calcext:value-type="float">
            <text:p>12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1209" calcext:value-type="float">
            <text:p>120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table:formula="of:=[.B7]+[.C7]+[.D7]" office:value-type="float" office:value="1566" calcext:value-type="float">
            <text:p>156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894" calcext:value-type="float">
            <text:p>894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63" calcext:value-type="float">
            <text:p>163</text:p>
          </table:table-cell>
          <table:table-cell table:formula="of:=[.I7]+[.J7]+[.K7]" office:value-type="float" office:value="1237" calcext:value-type="float">
            <text:p>12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table:formula="of:=[.B8]+[.C8]+[.D8]" office:value-type="float" office:value="1218" calcext:value-type="float">
            <text:p>121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10" calcext:value-type="float">
            <text:p>9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table:formula="of:=[.I8]+[.J8]+[.K8]" office:value-type="float" office:value="1249" calcext:value-type="float">
            <text:p>124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table:formula="of:=[.B9]+[.C9]+[.D9]" office:value-type="float" office:value="1241" calcext:value-type="float">
            <text:p>124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9" calcext:value-type="float">
            <text:p>829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table:formula="of:=[.I9]+[.J9]+[.K9]" office:value-type="float" office:value="1166" calcext:value-type="float">
            <text:p>116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61" calcext:value-type="float">
            <text:p>161</text:p>
          </table:table-cell>
          <table:table-cell table:formula="of:=[.B10]+[.C10]+[.D10]" office:value-type="float" office:value="1134" calcext:value-type="float">
            <text:p>1134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896" calcext:value-type="float">
            <text:p>89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57" calcext:value-type="float">
            <text:p>157</text:p>
          </table:table-cell>
          <table:table-cell table:formula="of:=[.I10]+[.J10]+[.K10]" office:value-type="float" office:value="1256" calcext:value-type="float">
            <text:p>125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0" calcext:value-type="float">
            <text:p>150</text:p>
          </table:table-cell>
          <table:table-cell table:formula="of:=[.B11]+[.C11]+[.D11]" office:value-type="float" office:value="935" calcext:value-type="float">
            <text:p>935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828" calcext:value-type="float">
            <text:p>82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53" calcext:value-type="float">
            <text:p>153</text:p>
          </table:table-cell>
          <table:table-cell table:formula="of:=[.I11]+[.J11]+[.K11]" office:value-type="float" office:value="1178" calcext:value-type="float">
            <text:p>11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4" calcext:value-type="float">
            <text:p>154</text:p>
          </table:table-cell>
          <table:table-cell table:formula="of:=[.B12]+[.C12]+[.D12]" office:value-type="float" office:value="1542" calcext:value-type="float">
            <text:p>154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027" calcext:value-type="float">
            <text:p>102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table:formula="of:=[.I12]+[.J12]+[.K12]" office:value-type="float" office:value="1395" calcext:value-type="float">
            <text:p>13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6" calcext:value-type="float">
            <text:p>156</text:p>
          </table:table-cell>
          <table:table-cell table:formula="of:=[.B13]+[.C13]+[.D13]" office:value-type="float" office:value="1223" calcext:value-type="float">
            <text:p>1223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897" calcext:value-type="float">
            <text:p>89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table:formula="of:=[.I13]+[.J13]+[.K13]" office:value-type="float" office:value="1249" calcext:value-type="float">
            <text:p>124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table:formula="of:=[.B14]+[.C14]+[.D14]" office:value-type="float" office:value="1218" calcext:value-type="float">
            <text:p>121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942" calcext:value-type="float">
            <text:p>94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formula="of:=[.I14]+[.J14]+[.K14]" office:value-type="float" office:value="1247" calcext:value-type="float">
            <text:p>12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formula="of:=[.B15]+[.C15]+[.D15]" office:value-type="float" office:value="1225" calcext:value-type="float">
            <text:p>1225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802" calcext:value-type="float">
            <text:p>80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table:formula="of:=[.I15]+[.J15]+[.K15]" office:value-type="float" office:value="1090" calcext:value-type="float">
            <text:p>10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table:formula="of:=[.B16]+[.C16]+[.D16]" office:value-type="float" office:value="1222" calcext:value-type="float">
            <text:p>122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911" calcext:value-type="float">
            <text:p>9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formula="of:=[.I16]+[.J16]+[.K16]" office:value-type="float" office:value="1238" calcext:value-type="float">
            <text:p>12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formula="of:=[.B17]+[.C17]+[.D17]" office:value-type="float" office:value="1217" calcext:value-type="float">
            <text:p>1217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859" calcext:value-type="float">
            <text:p>85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table:formula="of:=[.I17]+[.J17]+[.K17]" office:value-type="float" office:value="1150" calcext:value-type="float">
            <text:p>11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table:formula="of:=[.B18]+[.C18]+[.D18]" office:value-type="float" office:value="1312" calcext:value-type="float">
            <text:p>1312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916" calcext:value-type="float">
            <text:p>9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formula="of:=[.I18]+[.J18]+[.K18]" office:value-type="float" office:value="1203" calcext:value-type="float">
            <text:p>12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table:formula="of:=[.B19]+[.C19]+[.D19]" office:value-type="float" office:value="1181" calcext:value-type="float">
            <text:p>118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formula="of:=[.I19]+[.J19]+[.K19]" office:value-type="float" office:value="1228" calcext:value-type="float">
            <text:p>12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table:formula="of:=[.B20]+[.C20]+[.D20]" office:value-type="float" office:value="1173" calcext:value-type="float">
            <text:p>1173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formula="of:=[.I20]+[.J20]+[.K20]" office:value-type="float" office:value="2504" calcext:value-type="float">
            <text:p>250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table:formula="of:=[.B21]+[.C21]+[.D21]" office:value-type="float" office:value="1222" calcext:value-type="float">
            <text:p>122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formula="of:=[.I21]+[.J21]+[.K21]" office:value-type="float" office:value="1227" calcext:value-type="float">
            <text:p>12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formula="of:=[.B22]+[.C22]+[.D22]" office:value-type="float" office:value="1404" calcext:value-type="float">
            <text:p>1404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table:formula="of:=[.I22]+[.J22]+[.K22]" office:value-type="float" office:value="1232" calcext:value-type="float">
            <text:p>12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8" calcext:value-type="float">
            <text:p>158</text:p>
          </table:table-cell>
          <table:table-cell table:formula="of:=[.B23]+[.C23]+[.D23]" office:value-type="float" office:value="1065" calcext:value-type="float">
            <text:p>106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5" calcext:value-type="float">
            <text:p>165</text:p>
          </table:table-cell>
          <table:table-cell table:formula="of:=[.I23]+[.J23]+[.K23]" office:value-type="float" office:value="1115" calcext:value-type="float">
            <text:p>11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table:formula="of:=[.B24]+[.C24]+[.D24]" office:value-type="float" office:value="1370" calcext:value-type="float">
            <text:p>137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  <table:table-cell table:formula="of:=[.I24]+[.J24]+[.K24]" office:value-type="float" office:value="1338" calcext:value-type="float">
            <text:p>13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table:formula="of:=[.B25]+[.C25]+[.D25]" office:value-type="float" office:value="1300" calcext:value-type="float">
            <text:p>130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table:formula="of:=[.I25]+[.J25]+[.K25]" office:value-type="float" office:value="1227" calcext:value-type="float">
            <text:p>12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table:formula="of:=[.I26]+[.J26]+[.K26]" office:value-type="float" office:value="1224" calcext:value-type="float">
            <text:p>12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table:formula="of:=[.I27]+[.J27]+[.K27]" office:value-type="float" office:value="1234" calcext:value-type="float">
            <text:p>123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  <table:table-cell table:formula="of:=[.I28]+[.J28]+[.K28]" office:value-type="float" office:value="1223" calcext:value-type="float">
            <text:p>1223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8:01:29.962298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40:06.221197925</meta:creation-date>
    <dc:date>2018-06-29T08:03:50.742980897</dc:date>
    <meta:editing-duration>PT12M2S</meta:editing-duration>
    <meta:editing-cycles>13</meta:editing-cycles>
    <meta:generator>LibreOffice/4.2.8.2$Linux_x86 LibreOffice_project/420m0$Build-2</meta:generator>
    <meta:document-statistic meta:table-count="6" meta:cell-count="1815" meta:object-count="0"/>
  </office:meta>
</office:document-meta>
</file>